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zxx" fo:country="none" style:font-size-asian="12pt" style:language-asian="zxx" style:country-asian="none"/>
    </style:style>
    <style:style style:name="P6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Arial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fo:language="zxx" fo:country="none" style:font-size-asian="12pt" style:language-asian="zxx" style:country-asian="none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1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font-size="12pt" style:text-underline-style="solid" style:text-underline-width="auto" style:text-underline-color="font-colo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%#include </text:span><text:span text:style-name="T8">enTetesDecisionRFM</text:span><text:span text:style-name="T7">#%</text:span></text:p>
      <text:p text:style-name="P2"/>
      <text:p text:style-name="P6">%=RAPPEL=%</text:p>
      <text:p text:style-name="P3"/>
      <text:p text:style-name="P3"/>
      <text:p text:style-name="P7">%=OBJET=%</text:p>
      <text:p text:style-name="P5"/>
      <text:p text:style-name="P5"/>
      <text:p text:style-name="P4">%=TITRE=%</text:p>
      <text:p text:style-name="P8"/>
      <text:p text:style-name="P8">%=COURRIER=%</text:p>
      <text:p text:style-name="P8"/>
      <text:p text:style-name="P8">%=MANQUANT=%</text:p>
      <text:p text:style-name="P8"/>
      <text:p text:style-name="P8">%=REMBOURSEMENT=%</text:p>
      <text:p text:style-name="P8"/>
      <text:p text:style-name="P8">%=CONSEQUENCE=%</text:p>
      <text:p text:style-name="P8"/>
      <text:p text:style-name="P8">%=SALUTATIONS=%</text:p>
      <text:p text:style-name="P9"/>
      <text:p text:style-name="P10"/>
      <text:p text:style-name="P12"><text:tab/><text:span text:style-name="T5">%#</text:span><text:span text:style-name="T6">include <text:s/>signatureRFM</text:span><text:span text:style-name="T5">#%</text:span></text:p>
      <text:p text:style-name="P9"/>
      <text:p text:style-name="P9"/>
      <text:p text:style-name="P11"><text:span text:style-name="T1">%=ANNEXE=%</text:span><text:span text:style-name="T2"> : %=MENTIONN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3-08-13T18:21:28</dc:date>
    <meta:print-date>2009-04-28T07:55:00</meta:print-date>
    <meta:editing-cycles>10</meta:editing-cycles>
    <meta:editing-duration>PT22H41M35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378113665</meta:user-defined>
    <meta:document-statistic meta:table-count="0" meta:image-count="0" meta:object-count="0" meta:page-count="1" meta:paragraph-count="11" meta:word-count="14" meta:character-count="181"/>
  </office:meta>
</office:document-meta>
</file>